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Adobe Pi Std" svg:font-family="'Adobe Pi Std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4pt" fo:language="en" fo:country="US" officeooo:paragraph-rsid="0019de7c" style:font-size-asian="14pt" style:font-size-complex="14pt"/>
    </style:style>
    <style:style style:name="P2" style:family="paragraph" style:parent-style-name="Preformatted_20_Text">
      <style:text-properties officeooo:paragraph-rsid="001cfba4"/>
    </style:style>
    <style:style style:name="P3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style:font-name="Arial" fo:font-size="14pt" fo:language="en" fo:country="US" style:font-size-asian="14pt" style:font-size-complex="14pt"/>
    </style:style>
    <style:style style:name="P4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style:font-name="Arial" fo:font-size="14pt" fo:language="en" fo:country="US" officeooo:paragraph-rsid="0019de7c" style:font-size-asian="14pt" style:font-size-complex="14pt"/>
    </style:style>
    <style:style style:name="P5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style:font-name="Arial" fo:font-size="14pt" fo:language="en" fo:country="US" officeooo:paragraph-rsid="001b632c" style:font-size-asian="14pt" style:font-size-complex="14pt"/>
    </style:style>
    <style:style style:name="P6" style:family="paragraph" style:parent-style-name="Standard">
      <style:paragraph-properties fo:margin-top="0cm" fo:margin-bottom="0.499cm" style:contextual-spacing="false" fo:text-align="start" style:justify-single-word="false" style:writing-mode="lr-tb"/>
      <style:text-properties style:font-name="Arial" fo:font-size="14pt" fo:language="en" fo:country="US" style:font-size-asian="14pt" style:font-size-complex="14pt"/>
    </style:style>
    <style:style style:name="P7" style:family="paragraph" style:parent-style-name="Preformatted_20_Text">
      <style:paragraph-properties fo:text-align="start" style:justify-single-word="false" style:writing-mode="lr-tb"/>
      <style:text-properties style:font-name="Arial" fo:font-size="14pt" fo:language="en" fo:country="US" style:font-size-asian="14pt" style:font-size-complex="14pt"/>
    </style:style>
    <style:style style:name="P8" style:family="paragraph" style:parent-style-name="Preformatted_20_Text">
      <style:paragraph-properties fo:text-align="start" style:justify-single-word="false" style:writing-mode="lr-tb"/>
      <style:text-properties style:font-name="Arial" fo:font-size="14pt" style:font-size-asian="14pt" style:font-size-complex="14pt"/>
    </style:style>
    <style:style style:name="P9" style:family="paragraph" style:parent-style-name="Preformatted_20_Text">
      <style:paragraph-properties fo:text-align="start" style:justify-single-word="false" style:writing-mode="lr-tb"/>
      <style:text-properties style:font-name="Arial" fo:font-size="14pt" fo:background-color="#ffd428" style:font-size-asian="14pt" style:font-size-complex="14pt"/>
    </style:style>
    <style:style style:name="P10" style:family="paragraph" style:parent-style-name="Preformatted_20_Text">
      <style:paragraph-properties fo:text-align="start" style:justify-single-word="false" style:writing-mode="lr-tb"/>
      <style:text-properties style:font-name="Arial" fo:font-size="16pt" fo:language="en" fo:country="U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1" style:family="paragraph" style:parent-style-name="Preformatted_20_Text">
      <style:paragraph-properties fo:text-align="start" style:justify-single-word="false" style:writing-mode="lr-tb"/>
      <style:text-properties fo:color="#2a6099" loext:opacity="100%" style:font-name="Arial" fo:font-size="14pt" fo:language="en" fo:country="US" style:font-size-asian="14pt" style:font-size-complex="14pt"/>
    </style:style>
    <style:style style:name="P12" style:family="paragraph" style:parent-style-name="Preformatted_20_Text">
      <style:paragraph-properties fo:text-align="start" style:justify-single-word="false" style:writing-mode="lr-tb"/>
      <style:text-properties fo:color="#2a6099" loext:opacity="100%" style:font-name="Arial" fo:font-size="14pt" fo:language="en" fo:country="US" fo:background-color="#ffd428" style:font-size-asian="14pt" style:font-size-complex="14pt"/>
    </style:style>
    <style:style style:name="P13" style:family="paragraph" style:parent-style-name="Preformatted_20_Text">
      <style:paragraph-properties fo:text-align="start" style:justify-single-word="false" style:writing-mode="lr-tb"/>
      <style:text-properties fo:color="#2a6099" loext:opacity="100%" style:font-name="Arial" fo:font-size="14pt" style:font-size-asian="14pt" style:font-size-complex="14pt"/>
    </style:style>
    <style:style style:name="P14" style:family="paragraph" style:parent-style-name="Preformatted_20_Text">
      <style:paragraph-properties fo:text-align="start" style:justify-single-word="false" style:writing-mode="lr-tb"/>
      <style:text-properties fo:color="#ff4000" loext:opacity="100%" style:font-name="Arial" fo:font-size="14pt" fo:language="en" fo:country="US" style:font-size-asian="14pt" style:font-size-complex="14pt"/>
    </style:style>
    <style:style style:name="P15" style:family="paragraph" style:parent-style-name="Preformatted_20_Text">
      <style:paragraph-properties fo:text-align="start" style:justify-single-word="false" style:writing-mode="lr-tb"/>
      <style:text-properties fo:color="#ff4000" loext:opacity="100%" style:font-name="Arial" fo:font-size="14pt" style:font-size-asian="14pt" style:font-size-complex="14pt"/>
    </style:style>
    <style:style style:name="P16" style:family="paragraph" style:parent-style-name="Preformatted_20_Text">
      <style:paragraph-properties fo:text-align="start" style:justify-single-word="false" style:writing-mode="lr-tb"/>
      <style:text-properties fo:color="#00a933" loext:opacity="100%" style:font-name="Arial" fo:font-size="14pt" fo:language="en" fo:country="US" style:font-size-asian="14pt" style:font-size-complex="14pt"/>
    </style:style>
    <style:style style:name="P17" style:family="paragraph" style:parent-style-name="Preformatted_20_Text">
      <style:paragraph-properties fo:text-align="start" style:justify-single-word="false" style:writing-mode="lr-tb"/>
      <style:text-properties fo:color="#00a933" loext:opacity="100%" style:font-name="Arial" fo:font-size="14pt" style:font-size-asian="14pt" style:font-size-complex="14pt"/>
    </style:style>
    <style:style style:name="P18" style:family="paragraph" style:parent-style-name="Standard">
      <style:text-properties officeooo:paragraph-rsid="001cfba4"/>
    </style:style>
    <style:style style:name="P19" style:family="paragraph" style:parent-style-name="Preformatted_20_Text">
      <style:paragraph-properties fo:text-align="start" style:justify-single-word="false" style:writing-mode="lr-tb"/>
      <style:text-properties style:font-name="Arial" fo:font-size="14pt" officeooo:rsid="00220135" officeooo:paragraph-rsid="00220135" style:font-size-asian="14pt" style:font-size-complex="14pt"/>
    </style:style>
    <style:style style:name="P20" style:family="paragraph" style:parent-style-name="Preformatted_20_Text">
      <style:paragraph-properties fo:text-align="start" style:justify-single-word="false" style:writing-mode="lr-tb"/>
      <style:text-properties style:font-name="Arial" fo:font-size="14pt" fo:language="en" fo:country="US" style:font-size-asian="14pt" style:font-size-complex="14pt"/>
    </style:style>
    <style:style style:name="T1" style:family="text">
      <style:text-properties officeooo:rsid="001900f4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officeooo:rsid="001cfba4"/>
    </style:style>
    <style:style style:name="T4" style:family="text">
      <style:text-properties fo:color="#00a933" loext:opacity="100%" officeooo:rsid="00220135"/>
    </style:style>
    <style:style style:name="T5" style:family="text">
      <style:text-properties fo:color="#2a6099" loext:opacity="100%"/>
    </style:style>
    <style:style style:name="T6" style:family="text">
      <style:text-properties fo:color="#2a6099" loext:opacity="100%" officeooo:rsid="001b632c"/>
    </style:style>
    <style:style style:name="T7" style:family="text">
      <style:text-properties fo:color="#2a6099" loext:opacity="100%" officeooo:rsid="001900f4"/>
    </style:style>
    <style:style style:name="T8" style:family="text">
      <style:text-properties fo:color="#2a6099" loext:opacity="100%" fo:background-color="#ffd428" loext:char-shading-value="0"/>
    </style:style>
    <style:style style:name="T9" style:family="text">
      <style:text-properties fo:color="#2a6099" loext:opacity="100%" officeooo:rsid="001cfba4" fo:background-color="#ffd428" loext:char-shading-value="0"/>
    </style:style>
    <style:style style:name="T10" style:family="text">
      <style:text-properties fo:color="#2a6099" loext:opacity="100%" officeooo:rsid="00220135"/>
    </style:style>
    <style:style style:name="T11" style:family="text">
      <style:text-properties officeooo:rsid="0019de7c"/>
    </style:style>
    <style:style style:name="T12" style:family="text">
      <style:text-properties officeooo:rsid="001cfba4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1ede3b"/>
    </style:style>
    <style:style style:name="T15" style:family="text">
      <style:text-properties officeooo:rsid="00220135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tw-target-text"/>Upload a file in 12 easy steps on Github, with git and Gnu / Linux!</text:p>
      <text:section text:style-name="Sect1" text:name="tw-target-text-container">
        <text:p text:style-name="P8"/>
        <text:p text:style-name="P7">Prerequisite: having installed git on your machine.</text:p>
        <text:p text:style-name="P7">On a Debian or a derivative like Ubuntu:</text:p>
        <text:p text:style-name="P7">&gt;&gt; <text:span text:style-name="T5">sudo apt install git</text:span> or &gt;&gt; <text:span text:style-name="T5">sudo apt install git-all</text:span> if you want all the options, if in doubt always prefer the first solution).</text:p>
        <text:p text:style-name="P7">On a RedHat or a derivative like Fedora:</text:p>
        <text:p text:style-name="P7">&gt;&gt; s<text:span text:style-name="T5">udo </text:span><text:span text:style-name="T6">dnf</text:span><text:span text:style-name="T5"> install git or</text:span> &gt;&gt; <text:span text:style-name="T5">sudo </text:span><text:span text:style-name="T6">dnf</text:span><text:span text:style-name="T5"> install git-all</text:span> if you want all the options, if in doubt always prefer the first solution).</text:p>
        <text:p text:style-name="P7">On an Arch Linux or a derivative like Manjaro:</text:p>
        <text:p text:style-name="P7">&gt;&gt; <text:span text:style-name="T5">sudo pacman -S git</text:span> or &gt;&gt; <text:span text:style-name="T5">yay -S git</text:span> (for the community enhanced version)</text:p>
        <text:p text:style-name="P8"/>
        <text:p text:style-name="P16">#Uppercase words will be words to personalize.</text:p>
        <text:p text:style-name="P16">#The &gt;&gt; indicate a command to type (in blue) to their right.</text:p>
        <text:p text:style-name="P16">#The red color indicates that this paragraph is more <text:span text:style-name="T1">indicated</text:span> for regular users, and that it is better to refer to the main, more complete documentation.</text:p>
        <text:p text:style-name="P17"/>
        <text:p text:style-name="P7">1) Create an account on the Github site</text:p>
        <text:p text:style-name="P7">(skip this step if you already have an account).</text:p>
        <text:p text:style-name="P8"/>
        <text:p text:style-name="P7">2) Create a directory in which to put your git file (s)</text:p>
        <text:p text:style-name="P7">&gt;&gt; <text:span text:style-name="T5">mkdir M</text:span><text:span text:style-name="T7">YDIRECTORY</text:span></text:p>
        <text:p text:style-name="P7">(if necessary grant the necessary rights to this directory:</text:p>
        <text:p text:style-name="P7">&gt;&gt; <text:span text:style-name="T5">sudo chmod u + rwx M</text:span><text:span text:style-name="T7">YDIRECTORY</text:span></text:p>
        <text:p text:style-name="P7">&gt;&gt; <text:span text:style-name="T5">sudo chown M</text:span><text:span text:style-name="T7">YNICKNAME</text:span><text:span text:style-name="T5"> </text:span><text:span text:style-name="T7">MYDIRECTORY</text:span></text:p>
        <text:p text:style-name="P7">Here you are, your directory is created and functional!</text:p>
        <text:p text:style-name="P8"/>
        <text:p text:style-name="P7">3) move to the created directory</text:p>
        <text:p text:style-name="P8"/>
        <text:p text:style-name="P7">&gt;&gt; <text:span text:style-name="T5">cd M</text:span><text:span text:style-name="T7">YDIRECTORY</text:span></text:p>
        <text:p text:style-name="P7">example of terminal forwarding: [MY<text:span text:style-name="T1">DIRECTORY</text:span>] $</text:p>
        <text:p text:style-name="P8"/>
        <text:p text:style-name="P7">4) if you want to add a README <text:span text:style-name="T1">f</text:span>ile:</text:p>
        <text:p text:style-name="P11">echo "# MY<text:span text:style-name="T1">DIRECTORY</text:span>" &gt;&gt; README.md </text:p>
        <text:p text:style-name="P11"/>
        <text:p text:style-name="P8"/>
        <text:p text:style-name="P7">5) place your software, your folder, <text:span text:style-name="T1">or </text:span>your file (s) in the MY<text:span text:style-name="T1">DIRECTORY</text:span> folder</text:p>
        <text:p text:style-name="P8"/>
        <text:p text:style-name="P7">(Warning: do not touch the hidden .git directory created by git init)</text:p>
        <text:p text:style-name="P8"/>
        <text:p text:style-name="P3">6) Tell Git that <text:span text:style-name="T1">MYDIRECTORY</text:span> must be considered as a folder to be shared on Github</text:p>
        <text:p text:style-name="P3"><text:bookmark text:name="tw-target-text-container"/><text:bookmark text:name="tw-target-text1"/><text:soft-page-break/>&gt;&gt; [MYDIRECTORY] $ <text:span text:style-name="T5">git init</text:span></text:p>
        <text:section text:style-name="Sect1" text:name="Section1">
          <text:p text:style-name="P8"/>
          <text:p text:style-name="P7">Here we are, we finished the first part, we managed to put the folder we want to share on Github on a dedicated space (and we made it clear in passing to Git that it is indeed this folder in question), that we will now have to send to Github.</text:p>
          <text:p text:style-name="P7">(Take the opportunity to add: git add README.md or git add LISEZ-MOI.md)</text:p>
          <text:p text:style-name="P8"/>
          <text:p text:style-name="P7">7) Connect to the Github site, then click on the (+) icon at the top right of the home page then select the New Repository option (which means "Create a new repository")</text:p>
          <text:p text:style-name="P8"/>
          <text:p text:style-name="P7">On the page that appears, in the “Repository name” field, enter a name for your repository.</text:p>
          <text:p text:style-name="P7">Warning: you must create the same name as the one on your computer, so that the two folders are then merged. So here M<text:span text:style-name="T11">YDIRECTORY</text:span> will have the same name as M<text:span text:style-name="T11">YREPOSITORY</text:span>…</text:p>
          <text:p text:style-name="P8"/>
          <text:p text:style-name="P7">Click on "Create Repository", ie: "Create a repository".</text:p>
          <text:p text:style-name="P7">(You can also describe what your deposit will contain in the small insert provided for this purpose if you wish).</text:p>
          <text:p text:style-name="P8"/>
          <text:p text:style-name="P7">8) Now we will put our repository online:</text:p>
          <text:p text:style-name="P8"/>
          <text:p text:style-name="P7">In front of "HTTPS", we have a line that looks like this: <text:span text:style-name="T2">https://github.com/JEANCLAUDE/MONDEPOT.git</text:span></text:p>
          <text:p text:style-name="P7">We therefore have the address of our online repository on github. So now we just need to add: git remote add origin, to make the machine understand where our online repository should be.</text:p>
          <text:p text:style-name="P16">remote = move</text:p>
          <text:p text:style-name="P16">add = add</text:p>
          <text:p text:style-name="P16">Origin = first deposit, original deposit</text:p>
          <text:p text:style-name="P7">Which give<text:span text:style-name="T12">s</text:span> :</text:p>
          <text:p text:style-name="P7">&gt;&gt; <text:span text:style-name="T5">git remote add origin https://github.com/JEANCLAUDE/MONDEPOT.git</text:span></text:p>
          <text:p text:style-name="P13"/>
          <text:p text:style-name="P7">9) We now tell git to accept to take all the files we are going to send i<text:span text:style-name="T14">n</text:span></text:p>
          <text:p text:style-name="P8"/>
          <text:p text:style-name="P7">&gt;&gt; <text:span text:style-name="T5">git add --all</text:span></text:p>
          <text:p text:style-name="P4">(be careful there are two dashes before all)</text:p>
          <text:p text:style-name="P1"><text:bookmark text:name="tw-target-text-container1"/><text:bookmark text:name="tw-target-text2"/><text:soft-page-break/>10) We now use the commit command to make a "snapshot" of the uploaded package with all the modifications made at that moment, so all the modifications made before this operation will be saved:</text:p>
          <text:section text:style-name="Sect1" text:name="Section2">
            <text:p text:style-name="P8"/>
            <text:p text:style-name="P7">&gt;&gt; <text:span text:style-name="T5">git commit -m "first commit"</text:span></text:p>
            <text:p text:style-name="P16">The git commit command without options, opens a text editor and asks to write a commit message, to avoid opening this editor, for example when using a virtual machine or a minimal online machine of commands for example, it would be better to use the -m option.</text:p>
            <text:p text:style-name="P16"><text:span text:style-name="T13">the -m option </text:span>forgoes the text editor prompt in favor of a pop-up message. You can choose the message you want.</text:p>
            <text:p text:style-name="P16"><text:span text:style-name="T13">The -a option </text:span>includes only the selected files (those that were added with the git add command at some point in history).</text:p>
            <text:p text:style-name="P14">We can add the two options:</text:p>
            <text:p text:style-name="P14">&gt;&gt; git commit -am MESSAGE</text:p>
            <text:p text:style-name="P14">This combination immediately creates a commit of all staged changes and inserts a contextual commit message.</text:p>
            <text:p text:style-name="P14">We can also use:</text:p>
            <text:p text:style-name="P14">&gt;&gt; git commit --amend</text:p>
            <text:p text:style-name="P14">Instead of creating a new commit, the last commit will be modified and the latest changes will be added to the last commit.</text:p>
            <text:p text:style-name="P14">(Warning: this command opens a text editor to modify the commit in question).</text:p>
            <text:p text:style-name="P15"/>
            <text:p text:style-name="P7">We must now create the “main” branch:</text:p>
            <text:p text:style-name="P3">&gt;&gt; <text:span text:style-name="T5">git branch -M main</text:span></text:p>
            <text:p text:style-name="P3"><text:bookmark text:name="tw-target-text-container2"/><text:bookmark text:name="tw-target-text3"/>11) It now remains to "push" the Directory into the Original folder, which will have for first chapter the name: "main" which replaced the old name: "Master"</text:p>
            <text:section text:style-name="Sect1" text:name="Section4">
              <text:p text:style-name="P8"/>
              <text:p text:style-name="P8"/>
              <text:p text:style-name="P7">Let's have this mnemonic method: we push on your origin and it gives birth with a "hand". (And each time you want to add an improvement to the file, you will have to "push" again to "give birth" to a new tree folder).</text:p>
              <text:p text:style-name="P8"/>
              <text:p text:style-name="P7">&gt;&gt; <text:span text:style-name="T5">git push -u origin main</text:span></text:p>
              <text:p text:style-name="P8"><text:s/></text:p>
              <text:p text:style-name="P7">Here we are, the hard part is done, we published our file on Github with everything we need. The teleprompter asks you to identify yourself (Github account, with the password).</text:p>
              <text:p text:style-name="P7">It now remains to</text:p>
              <text:p text:style-name="P8"/>
              <text:p text:style-name="P7"><text:soft-page-break/>12) Create a branch to create a page on our repository, on the site:</text:p>
              <text:p text:style-name="P8"/>
              <text:p text:style-name="P7">click on Create branch:<text:span text:style-name="T2"> </text:span><text:span text:style-name="T4">NAMEOFYOURBRANCH </text:span><text:span text:style-name="T15"><text:line-break/>If you want to download a specific branch on your pc, your can do it with : <text:line-break/></text:span><text:span text:style-name="T10">git clone –branch NAMEOFTHEBRANCH URLONGETDEB.git</text:span></text:p>
              <text:p text:style-name="P7"/>
              <text:p text:style-name="P8"/>
              <text:p text:style-name="P5"><text:span text:style-name="T11">Here we are! A</text:span>t this point you normally <text:span text:style-name="T11">have </text:span>succeeded in putting your deposit online. I</text:p>
              <text:p text:style-name="P19">################################################################</text:p>
              <text:p text:style-name="P7"><text:line-break/>NB: if you ever want to add things:</text:p>
              <text:p text:style-name="P12">git add --all</text:p>
              <text:p text:style-name="P12">git commit -m 'M<text:span text:style-name="T11">yNew</text:span>COMMIT'</text:p>
              <text:p text:style-name="P12">git push</text:p>
              <text:p text:style-name="P9"/>
              <text:p text:style-name="P6"/>
              <text:section text:style-name="Sect1" text:name="tw-target">
                <text:section text:style-name="Sect1" text:name="kAz1tf">
                  <text:p text:style-name="Standard"/>
                  <text:section text:style-name="Sect1" text:name="Section6">
                    <text:p text:style-name="P7"><text:bookmark text:name="tw-target-text4"/><text:bookmark text:name="tw-target-text-container3"/>NB2: if you ever want to add things from another pc than the one you usually use: create a Folder identical to MYREPERTOIRE of the first pc, then make a</text:p>
                    <text:p text:style-name="P11"/>
                    <text:p text:style-name="P11">git init </text:p>
                    <text:p text:style-name="P11"/>
                    <text:p text:style-name="P7">put the modified files in MYDIRECTORY of the new pc</text:p>
                    <text:p text:style-name="P11">git add --all</text:p>
                    <text:p text:style-name="P8"/>
                    <text:p text:style-name="P11">git remote add UR<text:span text:style-name="T12">LOFYOUR</text:span>GITHUB<text:span text:style-name="T12">FILE</text:span>.git</text:p>
                    <text:p text:style-name="P13"/>
                    <text:p text:style-name="P11">git commit -m "<text:span text:style-name="T12">YOUR</text:span>COMMITNAME"</text:p>
                    <text:p text:style-name="P8"/>
                    <text:p text:style-name="P3"><text:span text:style-name="T8">git push –set-upstream UR</text:span><text:span text:style-name="T9">LOFYOUR</text:span><text:span text:style-name="T8">GITHUBFILEURL.git NEWNAME</text:span> (other_than_hand)<text:line-break/><text:span text:style-name="T12">(</text:span><text:span text:style-name="T3">by example : git push –set-upstream URLOFYOURGITHUBFILEURL.git Master)</text:span><text:span text:style-name="T12"><text:line-break/></text:span></text:p>
                  </text:section>
                </text:section>
              </text:section>
              <text:p text:style-name="P18"/>
              <text:p text:style-name="P2"/>
            </text:section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Adobe Pi Std" svg:font-family="'Adobe Pi Std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2T05:57:13.659130975</meta:creation-date>
    <dc:date>2021-01-22T19:27:56.517408891</dc:date>
    <meta:editing-duration>PT32M12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4" meta:paragraph-count="81" meta:word-count="1038" meta:character-count="5800" meta:non-whitespace-character-count="4839"/>
  </office:meta>
</office:document-meta>
</file>